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DF900003D9A7F193E35.svm"/>
  <manifest:file-entry manifest:media-type="" manifest:full-path="Pictures/2000000700006DDE00003D9AEF04FC90.svm"/>
  <manifest:file-entry manifest:media-type="" manifest:full-path="Pictures/2000000700007BB600004A6B09C9D99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Standard">
      <style:text-properties fo:color="#333333" style:font-name="Trebuchet MS"/>
    </style:style>
    <style:style style:name="P3" style:family="paragraph" style:parent-style-name="Standard">
      <style:text-properties fo:color="#333333" style:font-name="Trebuchet MS" fo:font-size="14pt" style:text-underline-style="none" fo:font-weight="bold" style:font-size-asian="14pt" style:font-weight-asian="bold" style:font-size-complex="14pt" style:font-weight-complex="bold"/>
    </style:style>
    <style:style style:name="P4" style:family="paragraph" style:parent-style-name="Standard">
      <style:text-properties fo:color="#333333" style:font-name="Trebuchet MS" fo:font-size="14pt" fo:font-weight="bold" style:font-size-asian="14pt" style:font-weight-asian="bold" style:font-size-complex="14pt" style:font-weight-complex="bold"/>
    </style:style>
    <style:style style:name="P5" style:family="paragraph" style:parent-style-name="Standard">
      <style:text-properties fo:color="#333333" style:font-name="Trebuchet M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333333" style:font-name="Trebuchet MS" fo:font-size="28pt" fo:font-weight="bold" style:font-size-asian="28pt" style:font-weight-asian="bold" style:font-size-complex="28pt" style:font-weight-complex="bold"/>
    </style:style>
    <style:style style:name="P7" style:family="paragraph" style:parent-style-name="Standard">
      <style:text-properties style:font-name="Trebuchet MS"/>
    </style:style>
    <style:style style:name="P8" style:family="paragraph" style:parent-style-name="Standard">
      <style:text-properties style:font-name="Trebuchet MS" fo:font-size="11pt" style:font-size-asian="11pt" style:font-size-complex="11pt"/>
    </style:style>
    <style:style style:name="P9" style:family="paragraph" style:parent-style-name="Text_20_body">
      <style:text-properties fo:font-size="18pt" fo:font-weight="bold" style:font-size-asian="18pt" style:font-weight-asian="bold" style:font-size-complex="18pt" style:font-weight-complex="bold"/>
    </style:style>
    <style:style style:name="P10" style:family="paragraph" style:parent-style-name="Text_20_body">
      <style:text-properties style:font-name="Trebuchet MS"/>
    </style:style>
    <style:style style:name="P11" style:family="paragraph" style:parent-style-name="Text_20_body">
      <style:text-properties style:font-name="Trebuchet MS" fo:font-size="11pt" style:font-size-asian="11pt" style:font-size-complex="11pt"/>
    </style:style>
    <style:style style:name="P12" style:family="paragraph" style:parent-style-name="Text_20_body">
      <style:text-properties fo:color="#333333" style:font-name="Trebuchet MS" fo:font-size="16pt" fo:font-weight="bold" style:font-size-asian="16pt" style:font-weight-asian="bold" style:font-size-complex="16pt" style:font-weight-complex="bold"/>
    </style:style>
    <style:style style:name="P13" style:family="paragraph" style:parent-style-name="Text_20_body">
      <style:paragraph-properties fo:text-align="center" style:justify-single-word="false" fo:break-before="page"/>
      <style:text-properties fo:color="#333333" style:font-name="Trebuchet MS" fo:font-size="22pt" fo:font-weight="bold" style:font-size-asian="22pt" style:font-weight-asian="bold" style:font-size-complex="22pt" style:font-weight-complex="bold"/>
    </style:style>
    <style:style style:name="P14" style:family="paragraph" style:parent-style-name="Text_20_body" style:list-style-name="L4">
      <style:text-properties style:font-name="Trebuchet MS" fo:font-size="11pt" style:font-size-asian="11pt" style:font-size-complex="11pt"/>
    </style:style>
    <style:style style:name="P15" style:family="paragraph" style:parent-style-name="Text_20_body" style:list-style-name="L5">
      <style:text-properties style:font-name="Trebuchet MS" fo:font-size="11pt" style:font-size-asian="11pt" style:font-size-complex="11pt"/>
    </style:style>
    <style:style style:name="P16" style:family="paragraph" style:parent-style-name="Text_20_body" style:list-style-name="L6">
      <style:text-properties style:font-name="Trebuchet MS" fo:font-size="11pt" style:font-size-asian="11pt" style:font-size-complex="11pt"/>
    </style:style>
    <style:style style:name="P17" style:family="paragraph" style:parent-style-name="Text_20_body">
      <style:text-properties fo:font-size="18pt" fo:font-weight="bold" style:font-size-asian="18pt" style:font-weight-asian="bold" style:font-size-complex="18pt" style:font-weight-complex="bold"/>
    </style:style>
    <style:style style:name="P18" style:family="paragraph" style:parent-style-name="Text_20_body" style:list-style-name="L1">
      <style:paragraph-properties fo:margin-top="0cm" fo:margin-bottom="0cm"/>
      <style:text-properties style:font-name="Trebuchet MS" fo:font-size="11pt" style:font-size-asian="11pt" style:font-size-complex="11pt"/>
    </style:style>
    <style:style style:name="P19" style:family="paragraph" style:parent-style-name="Text_20_body" style:list-style-name="L2">
      <style:paragraph-properties fo:margin-top="0cm" fo:margin-bottom="0cm"/>
      <style:text-properties style:font-name="Trebuchet MS" fo:font-size="11pt" style:font-size-asian="11pt" style:font-size-complex="11pt"/>
    </style:style>
    <style:style style:name="P20" style:family="paragraph" style:parent-style-name="Text_20_body" style:list-style-name="L3">
      <style:paragraph-properties fo:margin-top="0cm" fo:margin-bottom="0cm"/>
      <style:text-properties style:font-name="Trebuchet MS" fo:font-size="11pt" style:font-size-asian="11pt" style:font-size-complex="11pt"/>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fik1" text:anchor-type="paragraph" svg:x="-2cm" svg:y="-2cm" svg:width="20.999cm" svg:height="13.675cm" draw:z-index="0"><draw:image xlink:href="Pictures/2000000700007BB600004A6B09C9D991.svm" xlink:type="simple" xlink:show="embed" xlink:actuate="onLoad"/></draw:frame></text:p>
      <text:p text:style-name="P6">The Donnerwald Experiment</text:p>
      <text:p text:style-name="P7"/>
      <text:p text:style-name="P3">The Donnerwald</text:p>
      <text:p text:style-name="P8">Explore in this RPG an overgrown region known as Donnerwald, filled with quirky creatures and different kinds of magic in the footsteps of an artificer.</text:p>
      <text:p text:style-name="P7"/>
      <text:p text:style-name="P4">The Experiment</text:p>
      <text:p text:style-name="P8">Build and use different kinds of constructs to fight off monsters and other unholy creatures, while you try to find out the truth about the Donnerwald Experiment which is happening in the background.</text:p>
      <text:p text:style-name="P2"/>
      <text:p text:style-name="P4">The Outcome</text:p>
      <text:p text:style-name="P8">...is up to the player, as multiple paths lead to different endings. If you manage to overcome the harder challenges, maybe a more satisfying ending awaits?</text:p>
      <text:p text:style-name="P7"/>
      <text:p text:style-name="P5">Features</text:p>
      <text:list xml:id="list1468105302814512636" text:style-name="L1">
        <text:list-item>
          <text:p text:style-name="P18">A turn-based combat system with action commands.</text:p>
        </text:list-item>
      </text:list>
      <text:list xml:id="list7397284239477057648" text:style-name="L2">
        <text:list-item>
          <text:p text:style-name="P19">Different endings and story paths depending on the choices made in a 3 day cycle.</text:p>
        </text:list-item>
      </text:list>
      <text:list xml:id="list3778099696773924923" text:style-name="L3">
        <text:list-item>
          <text:p text:style-name="P20">Build and modify constructs that serve as partners in battle, allowing for multiple strategies to fight off enemies.</text:p>
        </text:list-item>
      </text:list>
      <text:list xml:id="list879932734381532360" text:style-name="L4">
        <text:list-item>
          <text:p text:style-name="P14">Orchestral soundtracks, many of them composed by Bartosch McCarthy and Sonorode. </text:p>
        </text:list-item>
        <text:list-item>
          <text:p text:style-name="P14">A Switch exclusive VS modus, where two players can select heroes as well as enemies to form teams and fight against each other.</text:p>
        </text:list-item>
      </text:list>
      <text:p text:style-name="P10"/>
      <text:p text:style-name="P12"><text:soft-page-break/>Why for Nintendo Switch</text:p>
      <text:list xml:id="list2985846673486562826" text:style-name="L5">
        <text:list-item>
          <text:p text:style-name="P15">As the games is not very resource intensive, the customer can enjoy the adventure anywhere, at home on TV or experience it while traveling by train.</text:p>
        </text:list-item>
        <text:list-item>
          <text:p text:style-name="P15">Since TDE is an RPG, not many buttons are required to navigate through the game, allowing the players to have a quick start and focus on the enjoyable parts. In addition, two players can duke it out against each other, made possible by the joycons.</text:p>
        </text:list-item>
      </text:list>
      <text:p text:style-name="P11"/>
      <text:p text:style-name="P12">Current progress:</text:p>
      <text:list xml:id="list1638577868982510401" text:style-name="L6">
        <text:list-item>
          <text:p text:style-name="P16">Around 20% of the game is done. The base engine works, the main priority is creating the "levels", the UI and polishing the last parts of the story document.</text:p>
        </text:list-item>
        <text:list-item>
          <text:p text:style-name="P16"><text:span text:style-name="T1">Target Release</text:span>: Q3 2018</text:p>
        </text:list-item>
        <text:list-item>
          <text:p text:style-name="P16"><text:span text:style-name="T1">Estimated Price</text:span>: 9.99€</text:p>
        </text:list-item>
      </text:list>
      <text:p text:style-name="P10"/>
      <text:p text:style-name="P12">What's needed for TDE:</text:p>
      <text:p text:style-name="P11">Having access to the Switch version of Unity3D and the Devkit around june 2017 would be great to optimize the shaders, the performance and the controls.</text:p>
      <text:p text:style-name="P10"/>
      <text:p text:style-name="P12">About Wegenbartho Games:</text:p>
      <text:p text:style-name="P11">Wegenbartho Games is a one-man company located in Bavaria, Germany. So far they have developed Sanatory Hallways for the Nintendo Wii U on the European eShop.</text:p>
      <text:p text:style-name="P13">Screenshots</text:p>
      <text:p text:style-name="P9"><draw:frame draw:style-name="fr1" draw:name="Grafik3" text:anchor-type="paragraph" svg:x="-2cm" svg:y="1.356cm" svg:width="21.001cm" svg:height="12.621cm" draw:z-index="1"><draw:image xlink:href="Pictures/2000000700006DDE00003D9AEF04FC90.svm" xlink:type="simple" xlink:show="embed" xlink:actuate="onLoad"/></draw:frame></text:p>
      <text:p text:style-name="P9"><draw:frame draw:style-name="fr1" draw:name="Grafik2" text:anchor-type="paragraph" svg:x="-2cm" svg:y="13.032cm" svg:width="20.999cm" svg:height="12.612cm" draw:z-index="2"><draw:image xlink:href="Pictures/2000000700006DF900003D9A7F193E35.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5H9M28S</meta:editing-duration>
    <meta:editing-cycles>16</meta:editing-cycles>
    <meta:generator>OpenOffice/4.1.1$Win32 OpenOffice.org_project/411m6$Build-9775</meta:generator>
    <dc:date>2017-03-21T04:05:52.94</dc:date>
    <dc:creator>Maximilian Abstreiter</dc:creator>
    <meta:document-statistic meta:table-count="0" meta:image-count="3" meta:object-count="0" meta:page-count="3" meta:paragraph-count="25" meta:word-count="351" meta:character-count="2047"/>
    <meta:user-defined meta:name="Info 1"/>
    <meta:user-defined meta:name="Info 2"/>
    <meta:user-defined meta:name="Info 3"/>
    <meta:user-defined meta:name="Info 4"/>
  </office:meta>
</office:document-meta>
</file>